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1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0.961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Courier New" fo:font-size="8pt" fo:language="en" fo:country="US" style:font-name-asian="Lucida Sans Unicode" style:font-size-asian="8pt" style:language-asian="en" style:country-asian="US" style:font-name-complex="Tahoma" style:font-size-complex="4.55000019073486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(equatorial) circumference of the Earth </text:p>
          </table:table-cell>
          <table:table-cell office:value-type="float" office:value="40075016.6855785">
            <text:p>40075016.685578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upper left X</text:p>
          </table:table-cell>
          <table:table-cell table:style-name="ce2" office:value-type="float" office:value="293234.718">
            <text:p>293234.718</text:p>
          </table:table-cell>
          <table:table-cell office:value-type="string">
            <text:p><text:s/></text:p>
          </table:table-cell>
          <table:table-cell office:value-type="string">
            <text:p>Delta X</text:p>
          </table:table-cell>
          <table:table-cell table:formula="of:=ABS([.B3]-[.B5])" office:value-type="float" office:value="272800">
            <text:p>272800</text:p>
          </table:table-cell>
          <table:table-cell/>
          <table:table-cell office:value-type="string">
            <text:p>m/px W</text:p>
          </table:table-cell>
          <table:table-cell table:formula="of:=[.E3]/[.E5]" office:value-type="float" office:value="682">
            <text:p>682</text:p>
          </table:table-cell>
        </table:table-row>
        <table:table-row table:style-name="ro1">
          <table:table-cell table:style-name="ce2" office:value-type="string">
            <text:p>upper left Y</text:p>
          </table:table-cell>
          <table:table-cell table:style-name="ce2" office:value-type="float" office:value="5314517.522">
            <text:p>5314517.522</text:p>
          </table:table-cell>
          <table:table-cell/>
          <table:table-cell office:value-type="string">
            <text:p>DeltaY</text:p>
          </table:table-cell>
          <table:table-cell table:formula="of:=ABS([.B4]-[.B6])" office:value-type="float" office:value="210000">
            <text:p>210000</text:p>
          </table:table-cell>
          <table:table-cell/>
          <table:table-cell office:value-type="string">
            <text:p>m/px H</text:p>
          </table:table-cell>
          <table:table-cell table:formula="of:=[.E4]/[.E6]" office:value-type="float" office:value="700">
            <text:p>700</text:p>
          </table:table-cell>
        </table:table-row>
        <table:table-row table:style-name="ro1">
          <table:table-cell table:style-name="ce2" office:value-type="string">
            <text:p>lower right X</text:p>
          </table:table-cell>
          <table:table-cell table:style-name="ce2" office:value-type="float" office:value="566034.718">
            <text:p>566034.718</text:p>
          </table:table-cell>
          <table:table-cell/>
          <table:table-cell table:style-name="ce2" office:value-type="string">
            <text:p>MapWidth (px)</text:p>
          </table:table-cell>
          <table:table-cell table:style-name="ce2"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wer right Y</text:p>
          </table:table-cell>
          <table:table-cell table:style-name="ce2" office:value-type="float" office:value="5104517.522">
            <text:p>5104517.522</text:p>
          </table:table-cell>
          <table:table-cell/>
          <table:table-cell table:style-name="ce2" office:value-type="string">
            <text:p>MapHeight (px)</text:p>
          </table:table-cell>
          <table:table-cell table:style-name="ce2" office:value-type="float" office:value="300">
            <text:p>3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ZoomLevel for Width</text:p>
          </table:table-cell>
          <table:table-cell table:formula="of:=LOG(([.B1]/[.H3]); 2)-8" office:value-type="float" office:value="7.84257185624582">
            <text:p>7.8425718562</text:p>
          </table:table-cell>
          <table:table-cell table:number-columns-repeated="6"/>
        </table:table-row>
        <table:table-row table:style-name="ro1">
          <table:table-cell office:value-type="string">
            <text:p>ZoomLevel for Height</text:p>
          </table:table-cell>
          <table:table-cell table:formula="of:=LOG(([.B1]/[.H4]); 2)-8" office:value-type="float" office:value="7.80498867343767">
            <text:p>7.8049886734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ZoomLevel for FullExten (400x300)</text:p>
          </table:table-cell>
          <table:table-cell table:formula="of:=FLOOR(MIN([.B9:.B10]); 1)" office:value-type="float" office:value="7">
            <text:p>7</text:p>
          </table:table-cell>
          <table:table-cell table:number-columns-repeated="6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(equatorial) circumference of the Earth </text:p>
          </table:table-cell>
          <table:table-cell office:value-type="float" office:value="40075016.6855785">
            <text:p>40075016.685578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upper left X</text:p>
          </table:table-cell>
          <table:table-cell table:style-name="ce2" office:value-type="float" office:value="333923.828239">
            <text:p>333923.828239</text:p>
          </table:table-cell>
          <table:table-cell office:value-type="string">
            <text:p><text:s/></text:p>
          </table:table-cell>
          <table:table-cell office:value-type="string">
            <text:p>Delta X</text:p>
          </table:table-cell>
          <table:table-cell table:formula="of:=ABS([.B3]-[.B5])" office:value-type="float" office:value="12700">
            <text:p>12700</text:p>
          </table:table-cell>
          <table:table-cell/>
          <table:table-cell office:value-type="string">
            <text:p>m/px W</text:p>
          </table:table-cell>
          <table:table-cell table:formula="of:=[.E3]/[.E5]" office:value-type="float" office:value="35.2777777777778">
            <text:p>35.2777777778</text:p>
          </table:table-cell>
        </table:table-row>
        <table:table-row table:style-name="ro1">
          <table:table-cell table:style-name="ce2" office:value-type="string">
            <text:p>upper left Y</text:p>
          </table:table-cell>
          <table:table-cell table:style-name="ce2" office:value-type="float" office:value="1255638.5427">
            <text:p>1255638.5427</text:p>
          </table:table-cell>
          <table:table-cell/>
          <table:table-cell office:value-type="string">
            <text:p>DeltaY</text:p>
          </table:table-cell>
          <table:table-cell table:formula="of:=ABS([.B4]-[.B6])" office:value-type="float" office:value="7600">
            <text:p>7600</text:p>
          </table:table-cell>
          <table:table-cell/>
          <table:table-cell office:value-type="string">
            <text:p>m/px H</text:p>
          </table:table-cell>
          <table:table-cell table:formula="of:=[.E4]/[.E6]" office:value-type="float" office:value="25.3333333333333">
            <text:p>25.3333333333</text:p>
          </table:table-cell>
        </table:table-row>
        <table:table-row table:style-name="ro1">
          <table:table-cell table:style-name="ce2" office:value-type="string">
            <text:p>lower right X</text:p>
          </table:table-cell>
          <table:table-cell table:style-name="ce2" office:value-type="float" office:value="346623.828239">
            <text:p>346623.828239</text:p>
          </table:table-cell>
          <table:table-cell/>
          <table:table-cell table:style-name="ce2" office:value-type="string">
            <text:p>MapWidth (px)</text:p>
          </table:table-cell>
          <table:table-cell table:style-name="ce2" office:value-type="float" office:value="360">
            <text:p>36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wer right Y</text:p>
          </table:table-cell>
          <table:table-cell table:style-name="ce2" office:value-type="float" office:value="1248038.5427">
            <text:p>1248038.5427</text:p>
          </table:table-cell>
          <table:table-cell/>
          <table:table-cell table:style-name="ce2" office:value-type="string">
            <text:p>MapHeight (px)</text:p>
          </table:table-cell>
          <table:table-cell table:style-name="ce2" office:value-type="float" office:value="300">
            <text:p>3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ZoomLevel for Width</text:p>
          </table:table-cell>
          <table:table-cell table:formula="of:=LOG(([.B1]/[.H3]); 2)-8" office:value-type="float" office:value="12.1155120050528">
            <text:p>12.1155120051</text:p>
          </table:table-cell>
          <table:table-cell table:number-columns-repeated="6"/>
        </table:table-row>
        <table:table-row table:style-name="ro1">
          <table:table-cell office:value-type="string">
            <text:p>ZoomLevel for Height</text:p>
          </table:table-cell>
          <table:table-cell table:formula="of:=LOG(([.B1]/[.H4]); 2)-8" office:value-type="float" office:value="12.5932347725476">
            <text:p>12.5932347725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ZoomLevel for FullExten (400x300)</text:p>
          </table:table-cell>
          <table:table-cell table:formula="of:=FLOOR(MIN([.B9:.B10]); 1)" office:value-type="float" office:value="12">
            <text:p>12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6/23/2014</text:date>, <text:time>14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6-23T10:01:43.27</meta:creation-date>
    <dc:date>2014-06-23T14:34:59.07</dc:date>
    <meta:editing-duration>PT4H33M9S</meta:editing-duration>
    <meta:editing-cycles>14</meta:editing-cycles>
    <meta:generator>LibreOffice/3.3$Win32 LibreOffice_project/330m19$Build-8</meta:generator>
    <meta:document-statistic meta:table-count="4" meta:cell-count="60" meta:object-count="0"/>
  </office:meta>
</office:document-meta>
</file>